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/>
    </style:style>
    <style:style style:name="P6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1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1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3.108cm" svg:y="1.991cm">
          <draw:text-box>
            <text:p text:style-name="P3"><text:span text:style-name="T2">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4.708cm" svg:y="1.991cm">
          <draw:text-box>
            <text:p text:style-name="P3"><text:span text:style-name="T2">5</text:span></text:p>
          </draw:text-box>
        </draw:frame>
        <draw:custom-shape draw:style-name="gr5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6.308cm" svg:y="1.991cm">
          <draw:text-box>
            <text:p text:style-name="P5"><text:span text:style-name="T3">0</text:span></text:p>
          </draw:text-box>
        </draw:frame>
        <draw:custom-shape draw:style-name="gr5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7.908cm" svg:y="1.991cm">
          <draw:text-box>
            <text:p text:style-name="P5"><text:span text:style-name="T3">1</text:span></text:p>
          </draw:text-box>
        </draw:frame>
        <draw:custom-shape draw:style-name="gr5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725cm" svg:height="1.204cm" svg:x="19.108cm" svg:y="1.991cm">
          <draw:text-box>
            <text:p text:style-name="P5"><text:span text:style-name="T3">-20</text:span></text:p>
          </draw:text-box>
        </draw:frame>
        <draw:custom-shape draw:style-name="gr5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1.108cm" svg:y="1.991cm">
          <draw:text-box>
            <text:p text:style-name="P5"><text:span text:style-name="T3">8</text:span></text:p>
          </draw:text-box>
        </draw:frame>
        <draw:custom-shape draw:style-name="gr5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256cm" svg:height="1.204cm" svg:x="22.508cm" svg:y="1.991cm">
          <draw:text-box>
            <text:p text:style-name="P5"><text:span text:style-name="T3">-8</text:span></text:p>
          </draw:text-box>
        </draw:frame>
        <draw:custom-shape draw:style-name="gr5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4.308cm" svg:y="1.991cm">
          <draw:text-box>
            <text:p text:style-name="P5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9:19:13.955295107</dc:date>
    <dc:creator>elucterio </dc:creator>
    <meta:editing-duration>PT9H45M41S</meta:editing-duration>
    <meta:editing-cycles>11</meta:editing-cycles>
    <meta:generator>LibreOffice/4.2.8.2$Linux_X86_64 LibreOffice_project/420m0$Build-2</meta:generator>
    <meta:document-statistic meta:object-count="30"/>
  </office:meta>
</office:document-meta>
</file>